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font-name="David CLM" fo:font-weight="bold" officeooo:paragraph-rsid="044e8cf1" style:font-weight-asian="bold" style:font-name-complex="David CLM" style:font-weight-complex="bold"/>
    </style:style>
    <style:style style:name="P4" style:family="paragraph" style:parent-style-name="Heading_20_2">
      <style:text-properties fo:font-weight="bold" style:font-weight-asian="bold" style:font-weight-complex="bold"/>
    </style:style>
    <style:style style:name="P5" style:family="paragraph" style:parent-style-name="Heading_20_2">
      <style:text-properties fo:font-weight="bold" officeooo:rsid="04d93a42" officeooo:paragraph-rsid="04d93a42" style:font-weight-asian="bold" style:font-weight-complex="bold"/>
    </style:style>
    <style:style style:name="P6"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ad21c3" officeooo:paragraph-rsid="04ad21c3" style:letter-kerning="true" style:font-size-asian="12pt" style:font-style-asian="normal" style:font-weight-asian="normal" style:font-name-complex="David CLM" style:font-size-complex="12pt" style:font-weight-complex="normal" style:text-emphasize="none"/>
    </style:style>
    <style:style style:name="P7"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ad21c3" officeooo:paragraph-rsid="04afe522" style:letter-kerning="true" style:font-size-asian="12pt" style:font-style-asian="normal" style:font-weight-asian="normal" style:font-name-complex="David CLM" style:font-size-complex="12pt" style:font-weight-complex="normal" style:text-emphasize="none"/>
    </style:style>
    <style:style style:name="P8"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10cc7" officeooo:paragraph-rsid="04b10cc7" style:letter-kerning="true" style:font-size-asian="12pt" style:font-style-asian="normal" style:font-weight-asian="normal" style:font-name-complex="David CLM" style:font-size-complex="12pt" style:font-weight-complex="normal" style:text-emphasize="none"/>
    </style:style>
    <style:style style:name="P9"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2cd3a" officeooo:paragraph-rsid="04b2cd3a" style:letter-kerning="true" style:font-size-asian="12pt" style:font-style-asian="normal" style:font-weight-asian="normal" style:font-name-complex="David CLM" style:font-size-complex="12pt" style:font-weight-complex="normal" style:text-emphasize="none"/>
    </style:style>
    <style:style style:name="P10"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3bf13" officeooo:paragraph-rsid="04b3bf13" style:letter-kerning="true" style:font-size-asian="12pt" style:font-style-asian="normal" style:font-weight-asian="normal" style:font-name-complex="David CLM" style:font-size-complex="12pt" style:font-weight-complex="normal" style:text-emphasize="none"/>
    </style:style>
    <style:style style:name="P11"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76020" officeooo:paragraph-rsid="04b76020" style:letter-kerning="true" style:font-size-asian="12pt" style:font-style-asian="normal" style:font-weight-asian="normal" style:font-name-complex="David CLM" style:font-size-complex="12pt" style:font-weight-complex="normal" style:text-emphasize="none"/>
    </style:style>
    <style:style style:name="P12"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baaa75" officeooo:paragraph-rsid="04d552d5" style:letter-kerning="true" style:font-size-asian="12pt" style:font-style-asian="normal" style:font-weight-asian="normal" style:font-name-complex="David CLM" style:font-size-complex="12pt" style:font-weight-complex="normal" style:text-emphasize="none"/>
    </style:style>
    <style:style style:name="P13"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cacbcd" officeooo:paragraph-rsid="04cacbcd" style:letter-kerning="true" style:font-size-asian="12pt" style:font-style-asian="normal" style:font-weight-asian="normal" style:font-name-complex="David CLM" style:font-size-complex="12pt" style:font-weight-complex="normal" style:text-emphasize="none"/>
    </style:style>
    <style:style style:name="P14"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cc5f1d" officeooo:paragraph-rsid="04cc5f1d" style:letter-kerning="true" style:font-size-asian="12pt" style:font-style-asian="normal" style:font-weight-asian="normal" style:font-name-complex="David CLM" style:font-size-complex="12pt" style:font-weight-complex="normal" style:text-emphasize="none"/>
    </style:style>
    <style:style style:name="P15"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d89c57" officeooo:paragraph-rsid="04d89c57" style:letter-kerning="true" style:font-size-asian="12pt" style:font-style-asian="normal" style:font-weight-asian="normal" style:font-name-complex="David CLM" style:font-size-complex="12pt" style:font-weight-complex="normal" style:text-emphasize="none"/>
    </style:style>
    <style:style style:name="P16"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d93a42" officeooo:paragraph-rsid="04d93a42" style:letter-kerning="true" style:font-size-asian="12pt" style:font-style-asian="normal" style:font-weight-asian="normal" style:font-name-complex="David CLM" style:font-size-complex="12pt" style:font-weight-complex="normal" style:text-emphasize="none"/>
    </style:style>
    <style:style style:name="P17"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dd07b7" officeooo:paragraph-rsid="04dd07b7" style:letter-kerning="true" style:font-size-asian="12pt" style:font-style-asian="normal" style:font-weight-asian="normal" style:font-name-complex="David CLM" style:font-size-complex="12pt" style:font-weight-complex="normal" style:text-emphasize="none"/>
    </style:style>
    <style:style style:name="P18" style:family="paragraph" style:parent-style-name="Text_20_body">
      <style:text-properties style:use-window-font-color="true" style:text-outline="false" style:text-line-through-style="none" style:text-line-through-type="none" style:font-name="David CLM" fo:font-size="12pt" fo:font-style="normal" fo:text-shadow="none" style:text-underline-style="none" fo:font-weight="normal" officeooo:rsid="04d26492" officeooo:paragraph-rsid="04d71f2b" style:letter-kerning="true" style:font-size-asian="12pt" style:font-style-asian="normal" style:font-weight-asian="normal" style:font-name-complex="David CLM" style:font-size-complex="12pt" style:font-weight-complex="normal" style:text-emphasize="none"/>
    </style:style>
    <style:style style:name="P19" style:family="paragraph" style:parent-style-name="Standard" style:list-style-name="L2">
      <style:paragraph-properties fo:text-align="start" style:justify-single-word="false" style:writing-mode="lr-tb"/>
      <style:text-properties officeooo:paragraph-rsid="04a416c8"/>
    </style:style>
    <style:style style:name="P20" style:family="paragraph" style:parent-style-name="Standard" style:list-style-name="L2">
      <style:paragraph-properties fo:text-align="start" style:justify-single-word="false" style:writing-mode="lr-tb"/>
      <style:text-properties officeooo:paragraph-rsid="04a8848a"/>
    </style:style>
    <style:style style:name="P21" style:family="paragraph" style:parent-style-name="Standard" style:list-style-name="L2">
      <style:paragraph-properties fo:text-align="start" style:justify-single-word="false" style:writing-mode="lr-tb"/>
      <style:text-properties officeooo:paragraph-rsid="04a910e2"/>
    </style:style>
    <style:style style:name="P22" style:family="paragraph" style:parent-style-name="Standard" style:list-style-name="L2">
      <style:paragraph-properties fo:text-align="start" style:justify-single-word="false" style:writing-mode="lr-tb"/>
      <style:text-properties officeooo:paragraph-rsid="04a6b51a"/>
    </style:style>
    <style:style style:name="P23" style:family="paragraph" style:parent-style-name="Text_20_body" style:list-style-name="L1">
      <style:text-properties style:use-window-font-color="true" style:text-outline="false" style:text-line-through-style="none" style:text-line-through-type="none" style:font-name="David CLM" fo:font-size="12pt" fo:font-style="normal" fo:text-shadow="none" style:text-underline-style="none" fo:font-weight="normal" officeooo:rsid="04b5dd73" officeooo:paragraph-rsid="04b5dd73" style:letter-kerning="true" style:font-size-asian="12pt" style:font-style-asian="normal" style:font-weight-asian="normal" style:font-name-complex="David CLM" style:font-size-complex="12pt" style:font-weight-complex="normal" style:text-emphasize="none"/>
    </style:style>
    <style:style style:name="P24" style:family="paragraph" style:parent-style-name="Text_20_body" style:list-style-name="L1">
      <style:text-properties style:use-window-font-color="true" style:text-outline="false" style:text-line-through-style="none" style:text-line-through-type="none" style:font-name="David CLM" fo:font-size="12pt" fo:font-style="normal" fo:text-shadow="none" style:text-underline-style="none" fo:font-weight="normal" officeooo:rsid="04b56dc7" officeooo:paragraph-rsid="04b56dc7" style:letter-kerning="true" style:font-size-asian="12pt" style:font-style-asian="normal" style:font-weight-asian="normal" style:font-name-complex="David CLM" style:font-size-complex="12pt" style:font-weight-complex="normal" style:text-emphasize="none"/>
    </style:style>
    <style:style style:name="P25" style:family="paragraph" style:parent-style-name="Text_20_body">
      <style:text-properties style:font-name="David CLM" officeooo:paragraph-rsid="032aa1da" style:font-name-complex="David CLM"/>
    </style:style>
    <style:style style:name="P26" style:family="paragraph" style:parent-style-name="Text_20_body" style:list-style-name="L2">
      <style:paragraph-properties fo:text-align="start" style:justify-single-word="false" style:writing-mode="lr-tb"/>
      <style:text-properties officeooo:paragraph-rsid="044e8cf1"/>
    </style:style>
    <style:style style:name="P27" style:family="paragraph" style:parent-style-name="Text_20_body" style:list-style-name="L2">
      <style:paragraph-properties fo:text-align="start" style:justify-single-word="false" style:writing-mode="lr-tb"/>
      <style:text-properties officeooo:paragraph-rsid="04c501c7"/>
    </style:style>
    <style:style style:name="P28" style:family="paragraph" style:parent-style-name="Text_20_body" style:list-style-name="L2">
      <style:paragraph-properties fo:text-align="start" style:justify-single-word="false" style:writing-mode="lr-tb"/>
      <style:text-properties officeooo:paragraph-rsid="04e0a58e"/>
    </style:style>
    <style:style style:name="P29" style:family="paragraph" style:parent-style-name="Text_20_body">
      <style:paragraph-properties fo:text-align="start" style:justify-single-word="false" style:writing-mode="lr-tb"/>
      <style:text-properties officeooo:paragraph-rsid="04e0a58e"/>
    </style:style>
    <style:style style:name="P30" style:family="paragraph" style:parent-style-name="Heading_20_1">
      <style:text-properties style:font-name="David CLM" officeooo:rsid="04a34e3d" officeooo:paragraph-rsid="04a34e3d" style:font-name-complex="David CLM"/>
    </style:style>
    <style:style style:name="T1" style:family="text">
      <style:text-properties fo:font-weight="bold" style:font-weight-asian="bold" style:font-weight-complex="bold"/>
    </style:style>
    <style:style style:name="T2" style:family="text">
      <style:text-properties officeooo:rsid="044d6347"/>
    </style:style>
    <style:style style:name="T3" style:family="text">
      <style:text-properties fo:font-style="italic" style:font-style-asian="italic" style:font-style-complex="italic"/>
    </style:style>
    <style:style style:name="T4" style:family="text">
      <style:text-properties fo:font-style="italic" officeooo:rsid="04afe522" style:font-style-asian="italic" style:font-style-complex="italic"/>
    </style:style>
    <style:style style:name="T5" style:family="text">
      <style:text-properties fo:font-style="italic" officeooo:rsid="04d26492" style:font-style-asian="italic" style:font-style-complex="italic"/>
    </style:style>
    <style:style style:name="T6" style:family="text">
      <style:text-properties style:font-name="David CLM" fo:font-size="12pt" style:font-size-asian="12pt" style:font-name-complex="David CLM" style:font-size-complex="12pt"/>
    </style:style>
    <style:style style:name="T7" style:family="text">
      <style:text-properties style:font-name="David CLM" fo:font-size="12pt" officeooo:rsid="04a3a115" style:font-size-asian="12pt" style:font-name-complex="David CLM" style:font-size-complex="12pt"/>
    </style:style>
    <style:style style:name="T8" style:family="text">
      <style:text-properties style:font-name="David CLM" fo:font-size="12pt" officeooo:rsid="04a4a5a4" style:font-size-asian="12pt" style:font-name-complex="David CLM" style:font-size-complex="12pt"/>
    </style:style>
    <style:style style:name="T9" style:family="text">
      <style:text-properties style:font-name="David CLM" fo:font-size="12pt" officeooo:rsid="04a6b51a" style:font-size-asian="12pt" style:font-name-complex="David CLM" style:font-size-complex="12pt"/>
    </style:style>
    <style:style style:name="T10" style:family="text">
      <style:text-properties style:font-name="David CLM" fo:font-size="12pt" officeooo:rsid="04a7a32a" style:font-size-asian="12pt" style:font-name-complex="David CLM" style:font-size-complex="12pt"/>
    </style:style>
    <style:style style:name="T11" style:family="text">
      <style:text-properties style:font-name="David CLM" fo:font-size="12pt" officeooo:rsid="04a8848a" style:font-size-asian="12pt" style:font-name-complex="David CLM" style:font-size-complex="12pt"/>
    </style:style>
    <style:style style:name="T12" style:family="text">
      <style:text-properties style:font-name="David CLM" fo:font-size="12pt" officeooo:rsid="04ad21c3" style:font-size-asian="12pt" style:font-name-complex="David CLM" style:font-size-complex="12pt"/>
    </style:style>
    <style:style style:name="T13" style:family="text">
      <style:text-properties style:font-name="David CLM" fo:font-size="12pt" officeooo:rsid="04c501c7" style:font-size-asian="12pt" style:font-name-complex="David CLM" style:font-size-complex="12pt"/>
    </style:style>
    <style:style style:name="T14" style:family="text">
      <style:text-properties style:font-name="David CLM" fo:font-size="12pt" officeooo:rsid="04e0a58e" style:font-size-asian="12pt" style:font-name-complex="David CLM" style:font-size-complex="12pt"/>
    </style:style>
    <style:style style:name="T15" style:family="text">
      <style:text-properties style:font-name="David CLM" fo:font-size="12pt" fo:language="en" fo:country="US" officeooo:rsid="04a3a115" style:font-size-asian="12pt" style:font-name-complex="David CLM" style:font-size-complex="12pt"/>
    </style:style>
    <style:style style:name="T16" style:family="text">
      <style:text-properties style:font-name="David CLM" fo:font-size="12pt" fo:font-weight="bold" style:font-size-asian="12pt" style:font-name-complex="David CLM" style:font-size-complex="12pt"/>
    </style:style>
    <style:style style:name="T17" style:family="text">
      <style:text-properties style:font-name="David CLM" fo:font-size="12pt" fo:font-weight="normal" officeooo:rsid="04a8848a" style:font-size-asian="12pt" style:font-weight-asian="normal" style:font-name-complex="David CLM" style:font-size-complex="12pt" style:font-weight-complex="normal"/>
    </style:style>
    <style:style style:name="T18" style:family="text">
      <style:text-properties style:font-name="David CLM" fo:font-size="12pt" fo:font-weight="normal" officeooo:rsid="04a910e2" style:font-size-asian="12pt" style:font-weight-asian="normal" style:font-name-complex="David CLM" style:font-size-complex="12pt" style:font-weight-complex="normal"/>
    </style:style>
    <style:style style:name="T19" style:family="text">
      <style:text-properties style:font-name="David CLM" fo:font-size="12pt" fo:font-weight="normal" officeooo:rsid="04aa3146" style:font-size-asian="12pt" style:font-weight-asian="normal" style:font-name-complex="David CLM" style:font-size-complex="12pt" style:font-weight-complex="normal"/>
    </style:style>
    <style:style style:name="T20" style:family="text">
      <style:text-properties officeooo:rsid="04ae9a4a"/>
    </style:style>
    <style:style style:name="T21" style:family="text">
      <style:text-properties officeooo:rsid="04afe522"/>
    </style:style>
    <style:style style:name="T22" style:family="text">
      <style:text-properties officeooo:rsid="04b056d9"/>
    </style:style>
    <style:style style:name="T23" style:family="text">
      <style:text-properties officeooo:rsid="04b3e8fd"/>
    </style:style>
    <style:style style:name="T24" style:family="text">
      <style:text-properties officeooo:rsid="04b5dd73"/>
    </style:style>
    <style:style style:name="T25" style:family="text">
      <style:text-properties officeooo:rsid="04ba7226"/>
    </style:style>
    <style:style style:name="T26" style:family="text">
      <style:text-properties officeooo:rsid="04baaa75"/>
    </style:style>
    <style:style style:name="T27" style:family="text">
      <style:text-properties officeooo:rsid="04cc5f1d"/>
    </style:style>
    <style:style style:name="T28" style:family="text">
      <style:text-properties officeooo:rsid="04cca034"/>
    </style:style>
    <style:style style:name="T29" style:family="text">
      <style:text-properties officeooo:rsid="04cf7260"/>
    </style:style>
    <style:style style:name="T30" style:family="text">
      <style:text-properties officeooo:rsid="04d26492"/>
    </style:style>
    <style:style style:name="T31" style:family="text">
      <style:text-properties officeooo:rsid="04d3d85f"/>
    </style:style>
    <style:style style:name="T32" style:family="text">
      <style:text-properties officeooo:rsid="04dee104"/>
    </style:style>
    <style:style style:name="T33" style:family="text">
      <style:text-properties officeooo:rsid="02d00e5f"/>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אלגוריתמים לחלוקה הוגנת של שכר דירה</text:h>
      <text:p text:style-name="P6">נניח שאתם שוכרים דירה עם שותפים. יש שלושה שותפים ובדירה יש שלושה חדרים, כך שכל שותף צריך לקבל חדר. אבל החדרים לא שוים, נניח, יש <text:span text:style-name="T21">סלון </text:span>גדול <text:span text:style-name="T20">ה</text:span>פונה לים, חדר<text:span text:style-name="T21">ון ה</text:span>פונה לכביש, והחדר השלישי הוא בכלל מרתף טחוב... <text:s/>בניגוד לעוגה, כאן אי אפשר "לחתוך" חדרים - כל אחד צריך לקבל חדר אחד בדיוק. האם אפשר לוודא שהחלוקה תהיה ללא קנאה? </text:p>
      <text:p text:style-name="P7">-- התשובה היא כן - <text:span text:style-name="T21">אם מכניסים לחישוב גם את </text:span><text:span text:style-name="T4">המחיר </text:span><text:span text:style-name="T21">של כל חדר. הרי בנוסף לחדרים, צריך לחלק גם את דמי-השכירות בין השותפים. אם </text:span>המחיר של המרתף יהיה נמוך משמעותית מהמחיר של <text:span text:style-name="T22">הסלון</text:span>, אז ייתכן שמי שיקבל אותו לא יקנא<text:span text:style-name="T20"> (כלומר, ברור שהוא היה מעדיף לגור בסלון, אבל הוא מעדיף מרתף בזול על-פני סלון ביוקר). </text:span></text:p>
      <text:p text:style-name="P8">אם כך, האתגר שלנו בשיעור הזה הוא: <text:span text:style-name="T1">איך לקבוע את הקצאת החדרים ואת המחיר לכל חדר, כך שאף אחד מהשותפים לא יקנא?</text:span></text:p>
      <text:p text:style-name="P9">אנחנו נראה שני פתרונות, ובאמצעותם גם נכיר שתי דרכים לייצג העדפות של בני-אדם:</text:p>
      <text:p text:style-name="P9">* העדפות קרדינליות - אנשים יודעים לתת ערך מספרי לכל חפץ, למשל "המרתף שווה בעיני 500 והסלון שווה בעיניי 900".</text:p>
      <text:p text:style-name="P9">* העדפות אורדינליות - אנשים יודעים להגיד מה הם מעדיפים, אבל לא יודעים להגיד מספרים. לדוגמה, הם יכולים להגיד "אני מעדיף את המרתף שעולה 300 על-פני הסלון שעולה 800". </text:p>
      <text:p text:style-name="P9">לכל דרך יש יתרונות וחסרונות: לרוב האנשים קל יותר להביע העדפות אורדינליות, אבל למחשב קל יותר כמובן לעבוד עם העדפות קרדינליות (מספרים).</text:p>
      <text:p text:style-name="P4">המודל האורדינלי</text:p>
      <text:p text:style-name="P10">במודל האורדינלי, אנחנו מניחים שכל אחד מהשותפים יודע להגיד, עבור כל וקטור מחירים, איזה חדר הוא מעדיף בוקטור המחירים הזה. <text:span text:style-name="T23">אנחנו מניחים שההעדפות מקיימות את התנאים הבאים:</text:span></text:p>
      <text:list xml:id="list981416148" text:style-name="L1">
        <text:list-item>
          <text:p text:style-name="P23"><text:span text:style-name="T32">החדרים הם סבירים </text:span>- ולכן, עבור כל וקטור-מחירים שסכומו כסכום שכר הדירה הכולל, כל דייר מוכן לקבל לפחות חדר אחד.</text:p>
        </text:list-item>
        <text:list-item>
          <text:p text:style-name="P24">השותפים הם עניים<text:span text:style-name="T24"> -</text:span> ולכן כל שותף מעדיף חדר <text:span text:style-name="T24">בחינם על-פני חדר בתשלום.</text:span></text:p>
        </text:list-item>
      </text:list>
      <text:p text:style-name="P11">עבור שני שותפים, יש פתרון פשוט לחלוקת החדרים: שותף אחד מחליט מה יהיה המחיר של כל חדר, והשותף השני בוחר חדר. הפתרון הזה נותן חלוקה ללא קנאה - בדיוק כמו אלגוריתם "חתוך ובחר" לחלוקת עוגה. <text:s/>האם אפשר להכליל את זה לשלושה שותפים או יותר?</text:p>
      <text:p text:style-name="P11">התשובה היא כן<text:span text:style-name="T26"> -</text:span> אפשר להשתמש באלגוריתם של סימונס-סו<text:span text:style-name="T25"> לחלוקת עוגה!</text:span></text:p>
      <text:p text:style-name="P12">נניח ששכר-הדירה הכולל הוא 1. כל חלוקה של שכר-דירה בין החדרים היא וקטור של מספרים בין 0 ל-1, שסכומם 1. כפי שאתם בוודאי זוכרים, אוסף כל הוקטורים האלה הוא <text:span text:style-name="T3">סימפלקס</text:span>. <text:s/><text:span text:style-name="T31">נבצע </text:span><text:span text:style-name="T5">מישלוש </text:span><text:span text:style-name="T30">של הסימפלקס - נחלק אותו לסימפלקסונים קטנים, נניח, בגודל של אגורה אחת (אנחנו מניחים שהשותפים לא מקפידים על הבדלים של אגורה אחת בשכר הדירה). עבור כל וקטור-מחיר שנמצא על קודקוד של המישלוש, נשאל כל אחד מהשותפים "איזה חדר אתה מעדיף?". </text:span></text:p>
      <text:p text:style-name="P18">הנחת "השותפים העניים" אומרת, שבכל קודקוד ראשי, כל שותף יבחר את אחת הפרוסות הריקות (= אחד מ n-1 החדרים שהמחיר שלו בקודקוד זה הוא 0). לדוגמה, אם יש שלושה חדרים ושלושה שותפים, אז בקודקוד מספר 1, כל שותף יכתוב 2 או 3. באותו אופן, בקודקוד 2 כל שותף יכתוב 1 או 3, ובקודקוד 3 כל שותף יכתוב 1 או 2. בקוים המחברים בין הקודקודים, כל שותף יבחר את החדר שהמחיר שלו 0. למשל, בקו בין קודקוד 1 לקודקוד 2, כל שותף יבחור את חדר מספר 3, וכו' (זה בדיוק הפוך מהמצב בבעיית חלוקת העוגה).</text:p>
      <text:p text:style-name="P13">אנחנו רוצים להשתמש בלמה של שפרנר, אבל לשם כך אנחנו צריכים להחליט <text:span text:style-name="T27">איזו תוית תהיה </text:span>על כל קודקוד ראשי - יש<text:span text:style-name="T28"> שתי אפשרויות. אם נבחר בכל קודקוד מספר אחר, התויות על הצלעות יתאימו לתנאי של שפרנר - בדקו ותראו. <text:s/>אפשר לבחור תויות באופן דומה גם כשיש n חדרים ו-n שותפים.</text:span></text:p>
      <text:p text:style-name="P14">לכן, לפי הלמה של שפרנר, קיים סימפלקסון<text:span text:style-name="T29"> שבו כל שותף בוחר חדר אחר. הסימפלקסון הזה מייצג חלוקה כמעט-ללא-קנאה. </text:span></text:p>
      <text:p text:style-name="P15">האלגוריתם של סימונס-סו לחלוקת שכר-דירה מומש ע"י הניו-יורק טיימס, ואפשר להשתמש בו כאן:</text:p>
      <text:p text:style-name="P15">‫‪https://www.nytimes.com/interactive/2014/science/rent­division­calculator.html‬‬</text:p>
      <text:p text:style-name="P5">החיסרון של המודל האורדינלי</text:p>
      <text:p text:style-name="P16">החיסרון העיקרי של המודל האורדינלי הוא "הנחת הדיירים העניים". רוב השותפים לא בהכרח מעדיפים חדר בחינם על חדר בתשלום. לדוגמה, אם המרתף הטחוב הוא בחינם, והסלון הענק עולה שקל לחודש, גם שותפים עניים במיוחד כנראה יעדיפו את הסלון.</text:p>
      <text:p text:style-name="P17">הלקח מסיפור זה: לא מספיק לדעת אלגוריתמים - צריך גם להבין את ההנחות שלהם, ולוודא שהן מתאימות למציאות.</text:p>
      <text:p text:style-name="P17">כדי להתמודד עם בעיה זו, נציג אלגוריתם המסתמך על <text:span text:style-name="T1">המודל הקרדינלי</text:span> - ואינו מניח את הנחת הדיירים העניים.</text:p>
      <text:p text:style-name="P17"/>
      <text:p text:style-name="P3">מאמרים<text:span text:style-name="T2"> להרחבה ולמטלת רשות</text:span></text:p>
      <text:list xml:id="list3431975788" text:style-name="L2">
        <text:list-item>
          <text:p text:style-name="P19"><text:span text:style-name="Citation"><text:span text:style-name="T6">M Ghodsi, M Latifian, Arman</text:span></text:span><text:span text:style-name="Citation"><text:span text:style-name="T7"> </text:span></text:span><text:span text:style-name="Citation"><text:span text:style-name="T6">Mohammadi</text:span></text:span><text:span text:style-name="Citation"><text:span text:style-name="T8">,</text:span></text:span><text:span text:style-name="Citation"><text:span text:style-name="T7"> </text:span></text:span><text:span text:style-name="T6">Sadra</text:span><text:span text:style-name="T7"> </text:span><text:span text:style-name="T6">Moradian</text:span><text:span text:style-name="T7">, </text:span><text:span text:style-name="T6">Masoud</text:span><text:span text:style-name="T7"> </text:span><text:span text:style-name="T6">Seddighin</text:span><text:span text:style-name="T7"> (</text:span><text:span text:style-name="Citation"><text:span text:style-name="T6">2018</text:span></text:span><text:span text:style-name="Citation"><text:span text:style-name="T7">), "</text:span></text:span><text:a xlink:type="simple" xlink:href="https://www.researchgate.net/publication/328973507_Rent_Division_Among_Groups_12th_International_Conference_COCOA_2018_Atlanta_GA_USA_December_15-17_2018_Proceedings/download" text:style-name="Internet_20_link" text:visited-style-name="Visited_20_Internet_20_Link"><text:span text:style-name="Citation"><text:span text:style-name="T15">Rent Division Among Groups</text:span></text:span></text:a><text:span text:style-name="Citation"><text:span text:style-name="T7">"</text:span></text:span></text:p>
        </text:list-item>
        <text:list-item>
          <text:p text:style-name="P20"><text:span text:style-name="Citation"><text:span text:style-name="T10">Velez (2018), "Equitable Rent Division", https://dl.acm.org/citation.cfm?id=3274528</text:span></text:span><text:span text:style-name="Citation"><text:span text:style-name="T11">, http://respec.tamu.edu/velezeqrent.pdf</text:span></text:span></text:p>
        </text:list-item>
        <text:list-item>
          <text:p text:style-name="P21"><text:a xlink:type="simple" xlink:href="https://scholar.google.co.il/citations?user=8ZpV-lkAAAAJ&amp;hl=iw&amp;oi=sra" text:style-name="Internet_20_link" text:visited-style-name="Visited_20_Internet_20_Link"><text:span text:style-name="Citation"><text:span text:style-name="T17">AD Procaccia</text:span></text:span></text:a><text:span text:style-name="Citation"><text:span text:style-name="T17">, </text:span></text:span><text:a xlink:type="simple" xlink:href="https://scholar.google.co.il/citations?user=gTMYymEAAAAJ&amp;hl=iw&amp;oi=sra" text:style-name="Internet_20_link" text:visited-style-name="Visited_20_Internet_20_Link"><text:span text:style-name="Citation"><text:span text:style-name="T17">RA Velez</text:span></text:span></text:a><text:span text:style-name="Citation"><text:span text:style-name="T17">, D Yu</text:span></text:span><text:span text:style-name="Citation"><text:span text:style-name="T18"> (2018), "</text:span></text:span><text:bookmark text:name="G0Laerc2c8sJ"/><text:a xlink:type="simple" xlink:href="https://www.aaai.org/ocs/index.php/AAAI/AAAI18/paper/viewPaper/16936" text:style-name="Internet_20_link" text:visited-style-name="Visited_20_Internet_20_Link"><text:span text:style-name="Citation"><text:span text:style-name="T18">Fair rent division on a budget‏</text:span></text:span></text:a><text:span text:style-name="Citation"><text:span text:style-name="T18">"</text:span></text:span><text:span text:style-name="Citation"><text:span text:style-name="T19">.</text:span></text:span></text:p>
        </text:list-item>
        <text:list-item>
          <text:p text:style-name="P22"><text:a xlink:type="simple" xlink:href="https://epubs.siam.org/author/Asada%2C+Megumi" text:style-name="Internet_20_link" text:visited-style-name="Visited_20_Internet_20_Link"><text:span text:style-name="Citation"><text:span text:style-name="Strong_20_Emphasis"><text:span text:style-name="T7">Megumi Asada</text:span></text:span></text:span></text:a><text:span text:style-name="Citation"><text:span text:style-name="T7">, </text:span></text:span><text:a xlink:type="simple" xlink:href="https://epubs.siam.org/author/Frick%2C+Florian" text:style-name="Internet_20_link" text:visited-style-name="Visited_20_Internet_20_Link"><text:span text:style-name="Citation"><text:span text:style-name="Strong_20_Emphasis"><text:span text:style-name="T7">Florian Frick</text:span></text:span></text:span></text:a><text:span text:style-name="Citation"><text:span text:style-name="T7">, </text:span></text:span><text:a xlink:type="simple" xlink:href="https://epubs.siam.org/author/Pisharody%2C+Vivek" text:style-name="Internet_20_link" text:visited-style-name="Visited_20_Internet_20_Link"><text:span text:style-name="Citation"><text:span text:style-name="Strong_20_Emphasis"><text:span text:style-name="T7">Vivek Pisharody</text:span></text:span></text:span></text:a><text:span text:style-name="Citation"><text:span text:style-name="T7">, </text:span></text:span><text:a xlink:type="simple" xlink:href="https://epubs.siam.org/author/Polevy%2C+Maxwell" text:style-name="Internet_20_link" text:visited-style-name="Visited_20_Internet_20_Link"><text:span text:style-name="Citation"><text:span text:style-name="Strong_20_Emphasis"><text:span text:style-name="T7">Maxwell Polevy</text:span></text:span></text:span></text:a><text:span text:style-name="Citation"><text:span text:style-name="T7">, </text:span></text:span><text:a xlink:type="simple" xlink:href="https://epubs.siam.org/author/Stoner%2C+David" text:style-name="Internet_20_link" text:visited-style-name="Visited_20_Internet_20_Link"><text:span text:style-name="Citation"><text:span text:style-name="Strong_20_Emphasis"><text:span text:style-name="T7">David Stoner</text:span></text:span></text:span></text:a><text:span text:style-name="Citation"><text:span text:style-name="T7">, </text:span></text:span><text:a xlink:type="simple" xlink:href="https://epubs.siam.org/author/Tsang%2C+Ling+Hei" text:style-name="Internet_20_link" text:visited-style-name="Visited_20_Internet_20_Link"><text:span text:style-name="Citation"><text:span text:style-name="Strong_20_Emphasis"><text:span text:style-name="T7">Ling Hei Tsang</text:span></text:span></text:span></text:a><text:span text:style-name="Citation"><text:span text:style-name="T7">, and </text:span></text:span><text:a xlink:type="simple" xlink:href="https://epubs.siam.org/author/Wellner%2C+Zoe" text:style-name="Internet_20_link" text:visited-style-name="Visited_20_Internet_20_Link"><text:span text:style-name="Citation"><text:span text:style-name="Strong_20_Emphasis"><text:span text:style-name="T7">Zoe Wellner</text:span></text:span></text:span></text:a><text:span text:style-name="Citation"><text:span text:style-name="T9">,: "Fair Division and Generalizations of Sperner- and KKM-type Results", </text:span></text:span><text:a xlink:type="simple" xlink:href="https://epubs.siam.org/doi/abs/10.1137/17M1116210" text:style-name="Internet_20_link" text:visited-style-name="Visited_20_Internet_20_Link"><text:span text:style-name="Citation"><text:span text:style-name="T7">https://epubs.siam.org/doi/abs/10.1137/17M1116210</text:span></text:span></text:a></text:p>
        </text:list-item>
        <text:list-item>
          <text:p text:style-name="P26"><text:span text:style-name="Citation"><text:span text:style-name="T6">Azrieli, Yaron; Shmaya, Eran (2014). "Rental harmony with roommates". Journal of Economic Theory. </text:span></text:span><text:span text:style-name="Citation"><text:span text:style-name="T16">153</text:span></text:span><text:span text:style-name="Citation"><text:span text:style-name="T6">: 128. </text:span></text:span><text:a xlink:type="simple" xlink:href="https://en.wikipedia.org/wiki/ArXiv" text:style-name="Internet_20_link" text:visited-style-name="Visited_20_Internet_20_Link"><text:span text:style-name="Citation"><text:span text:style-name="T6">arXiv</text:span></text:span></text:a><text:a xlink:type="simple" xlink:href="https://arxiv.org/abs/1406.6672" text:style-name="Internet_20_link" text:visited-style-name="Visited_20_Internet_20_Link"><text:span text:style-name="Citation"><text:span text:style-name="T6">1406.6672</text:span></text:span></text:a><text:span text:style-name="Citation"><text:span text:style-name="T6">. </text:span></text:span><text:a xlink:type="simple" xlink:href="https://en.wikipedia.org/wiki/Digital_object_identifier" text:style-name="Internet_20_link" text:visited-style-name="Visited_20_Internet_20_Link"><text:span text:style-name="Citation"><text:span text:style-name="T6">doi</text:span></text:span></text:a><text:span text:style-name="Citation"><text:span text:style-name="T6">:</text:span></text:span><text:a xlink:type="simple" xlink:href="https://doi.org/10.1016%2Fj.jet.2014.06.006" text:style-name="Internet_20_link" text:visited-style-name="Visited_20_Internet_20_Link"><text:span text:style-name="Citation"><text:span text:style-name="T6">10.1016/j.jet.2014.06.006</text:span></text:span></text:a><text:span text:style-name="Citation"><text:span text:style-name="T6">.</text:span></text:span></text:p>
        </text:list-item>
        <text:list-item>
          <text:p text:style-name="P26"><text:span text:style-name="Citation"><text:span text:style-name="T6">Lachlan Dufton and Kate Larson (2011). </text:span></text:span><text:a xlink:type="simple" xlink:href="http://ijcai-11.iiia.csic.es/files/proceedings/SocialChoiceAndAI2011.pdf#page=34" text:style-name="Internet_20_link" text:visited-style-name="Visited_20_Internet_20_Link"><text:span text:style-name="Citation"><text:span text:style-name="T6">"Randomised Room Assignment-Rent Division"</text:span></text:span></text:a><text:span text:style-name="Citation"><text:span text:style-name="T6"> (PDF). Proceedings of the IJCAI-2011 Workshop on Social Choice and Artificial Intelligence. IJCAI. pp.</text:span></text:span><text:span text:style-name="Citation"><text:span text:style-name="T12"> </text:span></text:span><text:span text:style-name="Citation"><text:span text:style-name="T6">34–39. Retrieved 5 March 2016.</text:span></text:span></text:p>
        </text:list-item>
        <text:list-item>
          <text:p text:style-name="P26"><text:span text:style-name="Citation"><text:span text:style-name="T6">Sun, Ning; Yang, Zaifu (2003). "A general strategy proof fair allocation mechanism". Economics Letters. </text:span></text:span><text:span text:style-name="Citation"><text:span text:style-name="T16">81</text:span></text:span><text:span text:style-name="Citation"><text:span text:style-name="T6">: 73. </text:span></text:span><text:a xlink:type="simple" xlink:href="https://en.wikipedia.org/wiki/Digital_object_identifier" text:style-name="Internet_20_link" text:visited-style-name="Visited_20_Internet_20_Link"><text:span text:style-name="Citation"><text:span text:style-name="T6">doi</text:span></text:span></text:a><text:span text:style-name="Citation"><text:span text:style-name="T6">:</text:span></text:span><text:a xlink:type="simple" xlink:href="https://doi.org/10.1016%2Fs0165-1765%2803%2900151-4" text:style-name="Internet_20_link" text:visited-style-name="Visited_20_Internet_20_Link"><text:span text:style-name="Citation"><text:span text:style-name="T6">10.1016/s0165-1765(03)00151-4</text:span></text:span></text:a><text:span text:style-name="Citation"><text:span text:style-name="T6">.</text:span></text:span></text:p>
        </text:list-item>
        <text:list-item>
          <text:p text:style-name="P26"><text:span text:style-name="Citation"><text:span text:style-name="T6">Andersson, Tommy (2009). </text:span></text:span><text:a xlink:type="simple" xlink:href="https://lup.lub.lu.se/search/publication/1451850" text:style-name="Internet_20_link" text:visited-style-name="Visited_20_Internet_20_Link"><text:span text:style-name="Citation"><text:span text:style-name="T6">"A general strategy-proof fair allocation mechanism revisited"</text:span></text:span></text:a><text:span text:style-name="Citation"><text:span text:style-name="T6">. Economics Bulletin: 1719–1724.</text:span></text:span></text:p>
        </text:list-item>
        <text:list-item>
          <text:p text:style-name="P27"><text:span text:style-name="Citation"><text:span text:style-name="T6">Andersson, Tommy; Ehlers, Lars; Svensson, Lars-Gunnar (2014). "Budget balance, fairness, and minimal manipulability". Theoretical Economics. </text:span></text:span><text:span text:style-name="Citation"><text:span text:style-name="T16">9</text:span></text:span><text:span text:style-name="Citation"><text:span text:style-name="T6"> (3): 753. </text:span></text:span><text:a xlink:type="simple" xlink:href="https://en.wikipedia.org/wiki/Digital_object_identifier" text:style-name="Internet_20_link" text:visited-style-name="Visited_20_Internet_20_Link"><text:span text:style-name="Citation"><text:span text:style-name="T6">doi</text:span></text:span></text:a><text:span text:style-name="Citation"><text:span text:style-name="T6">:</text:span></text:span><text:a xlink:type="simple" xlink:href="https://doi.org/10.3982%2Fte1346" text:style-name="Internet_20_link" text:visited-style-name="Visited_20_Internet_20_Link"><text:span text:style-name="Citation"><text:span text:style-name="T6">10.3982/te1346</text:span></text:span></text:a><text:span text:style-name="Citation"><text:span text:style-name="T6">.</text:span></text:span></text:p>
        </text:list-item>
        <text:list-item>
          <text:p text:style-name="P28"><text:span text:style-name="Citation"><text:span text:style-name="T14">Gal, Ya'akov (Kobi); Mash, Moshe; Procaccia, Ariel D.; Zick, Yair (2016). </text:span></text:span><text:a xlink:type="simple" xlink:href="http://dl.acm.org/citation.cfm?id=2940716.2940724" text:style-name="Internet_20_link" text:visited-style-name="Visited_20_Internet_20_Link"><text:span text:style-name="Citation"><text:span text:style-name="T14">"Which Is the Fairest (Rent Division) of Them All?"</text:span></text:span></text:a><text:span text:style-name="Citation"><text:span text:style-name="T14">. ACM: 67–84. </text:span></text:span><text:a xlink:type="simple" xlink:href="https://en.wikipedia.org/wiki/Digital_object_identifier" text:style-name="Internet_20_link" text:visited-style-name="Visited_20_Internet_20_Link"><text:span text:style-name="Citation"><text:span text:style-name="T14">doi</text:span></text:span></text:a><text:span text:style-name="Citation"><text:span text:style-name="T14">:</text:span></text:span><text:a xlink:type="simple" xlink:href="https://doi.org/10.1145%2F2940716.2940724" text:style-name="Internet_20_link" text:visited-style-name="Visited_20_Internet_20_Link"><text:span text:style-name="Citation"><text:span text:style-name="T14">10.1145/2940716.2940724</text:span></text:span></text:a><text:span text:style-name="Citation"><text:span text:style-name="T14">. </text:span></text:span><text:a xlink:type="simple" xlink:href="https://en.wikipedia.org/wiki/International_Standard_Book_Number" text:style-name="Internet_20_link" text:visited-style-name="Visited_20_Internet_20_Link"><text:span text:style-name="Citation"><text:span text:style-name="T14">ISBN</text:span></text:span></text:a><text:span text:style-name="Citation"><text:span text:style-name="T14"> </text:span></text:span><text:a xlink:type="simple" xlink:href="https://en.wikipedia.org/wiki/Special:BookSources/9781450339360" text:style-name="Internet_20_link" text:visited-style-name="Visited_20_Internet_20_Link"><text:span text:style-name="Citation"><text:span text:style-name="T14">9781450339360</text:span></text:span></text:a><text:span text:style-name="Citation"><text:span text:style-name="T14">.</text:span></text:span></text:p>
        </text:list-item>
      </text:list>
      <text:p text:style-name="P29"><text:span text:style-name="Citation"><text:span text:style-name="T13"/></text:span></text:p>
      <text:p text:style-name="P25"><text:span text:style-name="T33">סיכם: אראל סגל-הלוי.</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4.7.2$Linux_X86_64 LibreOffice_project/c838ef25c16710f8838b1faec480ebba495259d0</meta:generator>
    <dc:date>2019-01-31T21:44:33.289685698</dc:date>
    <meta:editing-duration>P8DT16H58M54S</meta:editing-duration>
    <meta:editing-cycles>1131</meta:editing-cycles>
    <meta:document-statistic meta:table-count="0" meta:image-count="0" meta:object-count="0" meta:page-count="1" meta:paragraph-count="38" meta:word-count="885" meta:character-count="5333" meta:non-whitespace-character-count="4496"/>
  </office:meta>
</office:document-meta>
</file>